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662cm" style:rel-column-width="9339*"/>
    </style:style>
    <style:style style:name="Tableau1.B" style:family="table-column">
      <style:table-column-properties style:column-width="6.004cm" style:rel-column-width="15310*"/>
    </style:style>
    <style:style style:name="Tableau1.C" style:family="table-column">
      <style:table-column-properties style:column-width="1.226cm" style:rel-column-width="3124*"/>
    </style:style>
    <style:style style:name="Tableau1.D" style:family="table-column">
      <style:table-column-properties style:column-width="5.992cm" style:rel-column-width="15278*"/>
    </style:style>
    <style:style style:name="Tableau1.E" style:family="table-column">
      <style:table-column-properties style:column-width="1.376cm" style:rel-column-width="3507*"/>
    </style:style>
    <style:style style:name="Tableau1.F" style:family="table-column">
      <style:table-column-properties style:column-width="6.084cm" style:rel-column-width="15512*"/>
    </style:style>
    <style:style style:name="Tableau1.G" style:family="table-column">
      <style:table-column-properties style:column-width="1.358cm" style:rel-column-width="346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2" style:family="table-row">
      <style:table-row-properties style:min-row-height="1.214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G3" style:family="table-cell">
      <style:table-cell-properties style:vertical-align="middle"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4" style:family="table-row">
      <style:table-row-properties style:min-row-height="1.478cm"/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961cm"/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725cm"/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F10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ize="13pt" officeooo:paragraph-rsid="003be524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3pt" officeooo:rsid="000a0a9a" officeooo:paragraph-rsid="000a0a9a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3pt" officeooo:rsid="0008d9cb" officeooo:paragraph-rsid="0008d9cb" style:font-size-asian="13pt" style:font-size-complex="13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3pt" officeooo:rsid="0008d9cb" officeooo:paragraph-rsid="0008d9cb" style:font-size-asian="13pt" style:font-size-complex="13pt"/>
    </style:style>
    <style:style style:name="P5" style:family="paragraph" style:parent-style-name="Table_20_Contents">
      <style:paragraph-properties fo:text-align="justify" style:justify-single-word="false"/>
      <style:text-properties style:font-name="Calibri" fo:font-size="13pt" officeooo:rsid="003c6286" officeooo:paragraph-rsid="003c6286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3pt" officeooo:rsid="003c6286" officeooo:paragraph-rsid="003c6286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3pt" officeooo:rsid="00644870" officeooo:paragraph-rsid="00644870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3pt" officeooo:rsid="000da685" officeooo:paragraph-rsid="000da685" style:font-size-asian="13pt" style:font-size-complex="13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3pt" officeooo:rsid="00190cdb" officeooo:paragraph-rsid="00190cdb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3pt" officeooo:rsid="00190cdb" officeooo:paragraph-rsid="00190cdb" style:font-size-asian="13pt" style:font-size-complex="13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3pt" officeooo:rsid="00181124" officeooo:paragraph-rsid="00181124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3pt" officeooo:rsid="00181124" officeooo:paragraph-rsid="00181124" style:font-size-asian="13pt" style:font-size-complex="13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3pt" officeooo:rsid="000da685" officeooo:paragraph-rsid="000da685" style:font-size-asian="13pt" style:font-size-complex="13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3pt" officeooo:rsid="0015648a" officeooo:paragraph-rsid="0015648a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3pt" officeooo:rsid="0015648a" officeooo:paragraph-rsid="0015648a" style:font-size-asian="13pt" style:font-size-complex="13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3pt" officeooo:rsid="00138c4a" officeooo:paragraph-rsid="00138c4a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3pt" officeooo:rsid="00138c4a" officeooo:paragraph-rsid="00138c4a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3pt" officeooo:rsid="0019b755" officeooo:paragraph-rsid="0019b755" style:font-size-asian="13pt" style:font-size-complex="13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3pt" officeooo:rsid="0019b755" officeooo:paragraph-rsid="0019b755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3pt" officeooo:rsid="0019b755" officeooo:paragraph-rsid="0019b755" style:font-size-asian="13pt" style:font-size-complex="13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3pt" officeooo:rsid="0047cf98" officeooo:paragraph-rsid="0047cf98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3pt" officeooo:rsid="0047cf98" officeooo:paragraph-rsid="0047cf98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3pt" officeooo:rsid="00644870" officeooo:paragraph-rsid="00644870" style:font-size-asian="13pt" style:font-size-complex="13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3pt" officeooo:rsid="00644870" officeooo:paragraph-rsid="00644870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3pt" officeooo:paragraph-rsid="00508137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pt" style:text-underline-style="none" officeooo:rsid="005226ae" officeooo:paragraph-rsid="00574466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3pt" officeooo:rsid="005226ae" officeooo:paragraph-rsid="005226ae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3pt" style:text-underline-style="none" officeooo:rsid="005226ae" officeooo:paragraph-rsid="005226ae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3pt" officeooo:rsid="0053d46b" officeooo:paragraph-rsid="0053d46b" style:font-size-asian="13pt" style:font-size-complex="13pt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officeooo:rsid="004de975"/>
    </style:style>
    <style:style style:name="T4" style:family="text">
      <style:text-properties fo:font-weight="bold" officeooo:rsid="004de97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6286"/>
    </style:style>
    <style:style style:name="T7" style:family="text">
      <style:text-properties officeooo:rsid="003a5020"/>
    </style:style>
    <style:style style:name="T8" style:family="text">
      <style:text-properties officeooo:rsid="003cff6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officeooo:rsid="003e8952" style:font-weight-asian="bold" style:font-weight-complex="bold"/>
    </style:style>
    <style:style style:name="T11" style:family="text">
      <style:text-properties officeooo:rsid="004c7723"/>
    </style:style>
    <style:style style:name="T12" style:family="text">
      <style:text-properties officeooo:rsid="003fda3e"/>
    </style:style>
    <style:style style:name="T13" style:family="text">
      <style:text-properties fo:font-weight="bold" officeooo:rsid="003fda3e" style:font-weight-asian="bold" style:font-weight-complex="bold"/>
    </style:style>
    <style:style style:name="T14" style:family="text">
      <style:text-properties officeooo:rsid="004198dd"/>
    </style:style>
    <style:style style:name="T15" style:family="text">
      <style:text-properties officeooo:rsid="00236fc4"/>
    </style:style>
    <style:style style:name="T16" style:family="text">
      <style:text-properties officeooo:rsid="00644870"/>
    </style:style>
    <style:style style:name="T17" style:family="text">
      <style:text-properties fo:font-weight="bold" officeooo:rsid="003a5020" style:font-weight-asian="bold" style:font-weight-complex="bold"/>
    </style:style>
    <style:style style:name="T18" style:family="text">
      <style:text-properties officeooo:rsid="0042ce82"/>
    </style:style>
    <style:style style:name="T19" style:family="text">
      <style:text-properties officeooo:rsid="0045173f"/>
    </style:style>
    <style:style style:name="T20" style:family="text">
      <style:text-properties officeooo:rsid="0043a606"/>
    </style:style>
    <style:style style:name="T21" style:family="text">
      <style:text-properties fo:font-weight="bold" officeooo:rsid="0010965b" style:font-weight-asian="bold" style:font-weight-complex="bold"/>
    </style:style>
    <style:style style:name="T22" style:family="text">
      <style:text-properties officeooo:rsid="0010965b"/>
    </style:style>
    <style:style style:name="T23" style:family="text">
      <style:text-properties officeooo:rsid="004bc33d"/>
    </style:style>
    <style:style style:name="T24" style:family="text">
      <style:text-properties officeooo:rsid="004695d6"/>
    </style:style>
    <style:style style:name="T25" style:family="text">
      <style:text-properties officeooo:rsid="005c76e1"/>
    </style:style>
    <style:style style:name="T26" style:family="text">
      <style:text-properties officeooo:rsid="00494933"/>
    </style:style>
    <style:style style:name="T27" style:family="text">
      <style:text-properties fo:font-weight="bold" officeooo:rsid="00494933" style:font-weight-asian="bold" style:font-weight-complex="bold"/>
    </style:style>
    <style:style style:name="T28" style:family="text">
      <style:text-properties officeooo:rsid="004a4124"/>
    </style:style>
    <style:style style:name="T29" style:family="text">
      <style:text-properties fo:font-weight="bold" officeooo:rsid="004a4124" style:font-weight-asian="bold" style:font-weight-complex="bold"/>
    </style:style>
    <style:style style:name="T30" style:family="text">
      <style:text-properties officeooo:rsid="00508137"/>
    </style:style>
    <style:style style:name="T31" style:family="text">
      <style:text-properties fo:font-weight="bold" officeooo:rsid="00508137" style:font-weight-asian="bold" style:font-weight-complex="bold"/>
    </style:style>
    <style:style style:name="T32" style:family="text">
      <style:text-properties fo:font-weight="bold" officeooo:rsid="005ad3b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tte grille t’aide à évaluer ton travail. </text:span><text:span text:style-name="T2">Lis chaque critère et coche la </text:span><text:span text:style-name="T1">colonne</text:span><text:span text:style-name="T2"> qui correspond le mieux à ton texte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2">Maîtrise</text:p>
          </table:table-cell>
          <table:table-cell table:style-name="Tableau1.A1" table:number-columns-spanned="2" office:value-type="string">
            <text:p text:style-name="P2">insuffisante</text:p>
          </table:table-cell>
          <table:covered-table-cell/>
          <table:table-cell table:style-name="Tableau1.A1" table:number-columns-spanned="2" office:value-type="string">
            <text:p text:style-name="P2">partielle</text:p>
          </table:table-cell>
          <table:covered-table-cell/>
          <table:table-cell table:style-name="Tableau1.F1" table:number-columns-spanned="2" office:value-type="string">
            <text:p text:style-name="P2">satisfaisante</text:p>
          </table:table-cell>
          <table:covered-table-cell/>
        </table:table-row>
        <table:table-row table:style-name="Tableau1.2">
          <table:table-cell table:style-name="Tableau1.A2" table:number-rows-spanned="2" office:value-type="string">
            <text:p text:style-name="P3"><text:span text:style-name="T3">Présence d’un </text:span><text:span text:style-name="T4">é</text:span><text:span text:style-name="T5">lément dystopique</text:span></text:p>
          </table:table-cell>
          <table:table-cell table:style-name="Tableau1.B2" table:number-rows-spanned="2" office:value-type="string">
            <text:p text:style-name="P4"><text:span text:style-name="T6">Je n’ai pas intégré</text:span> <text:span text:style-name="T6">d’</text:span>élément dystopique dans <text:span text:style-name="T7">mon</text:span> texte</text:p>
          </table:table-cell>
          <table:table-cell table:style-name="Tableau1.C2" office:value-type="string">
            <text:p text:style-name="P3"/>
          </table:table-cell>
          <table:table-cell table:style-name="Tableau1.D2" table:number-rows-spanned="2" office:value-type="string">
            <text:p text:style-name="P5">J’ai mentionné un élément dystopique, mais je n’explique pas vraiment ses <text:span text:style-name="T5">effets</text:span></text:p>
          </table:table-cell>
          <table:table-cell table:style-name="Tableau1.C2" office:value-type="string">
            <text:p text:style-name="P6"/>
          </table:table-cell>
          <table:table-cell table:style-name="Tableau1.F2" table:number-rows-spanned="2" office:value-type="string">
            <text:p text:style-name="P4"><text:span text:style-name="T8">Je présente clairement un</text:span> <text:span text:style-name="T5">élément dystopique</text:span> <text:span text:style-name="Strong_20_Emphasis"><text:span text:style-name="T9">et</text:span></text:span> ses <text:span text:style-name="T5">conséquences</text:span> sur la vie des habitants sont décrites</text:p>
          </table:table-cell>
          <table:table-cell table:style-name="Tableau1.G2" office:value-type="string">
            <text:p text:style-name="P3"/>
          </table:table-cell>
        </table:table-row>
        <table:table-row>
          <table:covered-table-cell table:style-name="Tableau1.A2"/>
          <table:covered-table-cell table:style-name="Tableau1.B2"/>
          <table:table-cell table:style-name="Tableau1.C3" office:value-type="string">
            <text:p text:style-name="P7">0 - 2</text:p>
          </table:table-cell>
          <table:covered-table-cell table:style-name="Tableau1.D2"/>
          <table:table-cell table:style-name="Tableau1.C3" office:value-type="string">
            <text:p text:style-name="P7">3 - 4</text:p>
          </table:table-cell>
          <table:covered-table-cell table:style-name="Tableau1.F2"/>
          <table:table-cell table:style-name="Tableau1.G3" office:value-type="string">
            <text:p text:style-name="P7">5 - 6</text:p>
          </table:table-cell>
        </table:table-row>
        <table:table-row table:style-name="Tableau1.4">
          <table:table-cell table:style-name="Tableau1.A2" table:number-rows-spanned="2" office:value-type="string">
            <text:p text:style-name="P8">Une <text:span text:style-name="T5">ville injuste </text:span><text:span text:style-name="T10">et inégalitaire</text:span></text:p>
          </table:table-cell>
          <table:table-cell table:style-name="Tableau1.B4" table:number-rows-spanned="2" office:value-type="string">
            <text:p text:style-name="P9"><text:span text:style-name="T11">Dans m</text:span><text:span text:style-name="T12">on texte</text:span> <text:span text:style-name="T11">je </text:span>ne présente ni <text:span text:style-name="T5">ville</text:span>, ni <text:span text:style-name="T5">injustice</text:span></text:p>
          </table:table-cell>
          <table:table-cell table:style-name="Tableau1.C2" office:value-type="string">
            <text:p text:style-name="P10"/>
          </table:table-cell>
          <table:table-cell table:style-name="Tableau1.D4" table:number-rows-spanned="2" office:value-type="string">
            <text:p text:style-name="P11"><text:span text:style-name="T12">Je n’évoque qu’</text:span><text:span text:style-name="T13">un</text:span><text:span text:style-name="T5"> seul aspect</text:span> de la ville <text:span text:style-name="T12">et son </text:span><text:span text:style-name="T5">injustice</text:span> <text:span text:style-name="T12">y </text:span>reste peu développée</text:p>
          </table:table-cell>
          <table:table-cell table:style-name="Tableau1.C2" office:value-type="string">
            <text:p text:style-name="P12"/>
          </table:table-cell>
          <table:table-cell table:style-name="Tableau1.F4" table:number-rows-spanned="2" office:value-type="string">
            <text:p text:style-name="P13"><text:span text:style-name="T14">Ma</text:span> ville est <text:span text:style-name="T15">présentée</text:span> de façon <text:span text:style-name="T15">exhaustive</text:span> : son <text:span text:style-name="T5">organisation</text:span> et son <text:span text:style-name="T5">fonctionnement</text:span> montrent clairement des injustices et des inégalités</text:p>
          </table:table-cell>
          <table:table-cell table:style-name="Tableau1.G2" office:value-type="string">
            <text:p text:style-name="P8"/>
          </table:table-cell>
        </table:table-row>
        <table:table-row>
          <table:covered-table-cell table:style-name="Tableau1.A2"/>
          <table:covered-table-cell table:style-name="Tableau1.B4"/>
          <table:table-cell table:style-name="Tableau1.C3" office:value-type="string">
            <text:p text:style-name="P7">0 - 2</text:p>
          </table:table-cell>
          <table:covered-table-cell table:style-name="Tableau1.D4"/>
          <table:table-cell table:style-name="Tableau1.C3" office:value-type="string">
            <text:p text:style-name="P12"><text:span text:style-name="T16">3</text:span> - <text:span text:style-name="T16">4</text:span></text:p>
          </table:table-cell>
          <table:covered-table-cell table:style-name="Tableau1.F4"/>
          <table:table-cell table:style-name="Tableau1.G3" office:value-type="string">
            <text:p text:style-name="P7">5 - 6</text:p>
          </table:table-cell>
        </table:table-row>
        <table:table-row table:style-name="Tableau1.6">
          <table:table-cell table:style-name="Tableau1.A2" table:number-rows-spanned="2" office:value-type="string">
            <text:p text:style-name="P8"><text:span text:style-name="T17">P</text:span><text:span text:style-name="T5">oint de vue d’un voyageur</text:span></text:p>
          </table:table-cell>
          <table:table-cell table:style-name="Tableau1.B6" table:number-rows-spanned="2" office:value-type="string">
            <text:p text:style-name="P14"><text:span text:style-name="T18">Je n’ai pas intégré le</text:span> <text:span text:style-name="T5">point de vue du voyageur</text:span> ou <text:span text:style-name="T18">mon</text:span> texte manque de <text:span text:style-name="T5">progression</text:span></text:p>
          </table:table-cell>
          <table:table-cell table:style-name="Tableau1.C2" office:value-type="string">
            <text:p text:style-name="P15"/>
          </table:table-cell>
          <table:table-cell table:style-name="Tableau1.D6" table:number-rows-spanned="2" office:value-type="string">
            <text:p text:style-name="P16"><text:span text:style-name="T19">J’évoque le</text:span> point de vue du voyageur au début, mais <text:span text:style-name="T19">il</text:span> <text:span text:style-name="T5">disparaît</text:span> au cours du texte</text:p>
          </table:table-cell>
          <table:table-cell table:style-name="Tableau1.C2" office:value-type="string">
            <text:p text:style-name="P17"/>
          </table:table-cell>
          <table:table-cell table:style-name="Tableau1.F6" table:number-rows-spanned="2" office:value-type="string">
            <text:p text:style-name="P13"><text:span text:style-name="T20">J’accompagne mon lecteur</text:span> dans la <text:span text:style-name="T5">découverte </text:span><text:span text:style-name="T21">progressive</text:span><text:span text:style-name="T22"> </text:span>de la ville</text:p>
          </table:table-cell>
          <table:table-cell table:style-name="Tableau1.G2" office:value-type="string">
            <text:p text:style-name="P8"/>
          </table:table-cell>
        </table:table-row>
        <table:table-row>
          <table:covered-table-cell table:style-name="Tableau1.A2"/>
          <table:covered-table-cell table:style-name="Tableau1.B6"/>
          <table:table-cell table:style-name="Tableau1.C3" office:value-type="string">
            <text:p text:style-name="P7">0 - 1</text:p>
          </table:table-cell>
          <table:covered-table-cell table:style-name="Tableau1.D6"/>
          <table:table-cell table:style-name="Tableau1.C3" office:value-type="string">
            <text:p text:style-name="P7">1 - 2</text:p>
          </table:table-cell>
          <table:covered-table-cell table:style-name="Tableau1.F6"/>
          <table:table-cell table:style-name="Tableau1.G3" office:value-type="string">
            <text:p text:style-name="P7">3 - 4</text:p>
          </table:table-cell>
        </table:table-row>
        <table:table-row>
          <table:table-cell table:style-name="Tableau1.A2" table:number-rows-spanned="2" office:value-type="string">
            <text:p text:style-name="P18">Une <text:span text:style-name="T5">Utopie</text:span> qui a virée à la Dystopie</text:p>
          </table:table-cell>
          <table:table-cell table:style-name="Tableau1.B8" table:number-rows-spanned="2" office:value-type="string">
            <text:p text:style-name="P19"><text:span text:style-name="T23">Je n’ai pas mentionné</text:span><text:span text:style-name="T24"> </text:span><text:span text:style-name="T23">les</text:span> <text:span text:style-name="T5">intentions premières</text:span> <text:span text:style-name="T23">qui ont mené à</text:span> la construction de la ville</text:p>
          </table:table-cell>
          <table:table-cell table:style-name="Tableau1.C2" office:value-type="string">
            <text:p text:style-name="P20"/>
          </table:table-cell>
          <table:table-cell table:style-name="Tableau1.D8" table:number-rows-spanned="2" office:value-type="string">
            <text:p text:style-name="P21"><text:span text:style-name="T25">J</text:span>’<text:span text:style-name="T26">ai </text:span><text:span text:style-name="T23">évoqué</text:span><text:span text:style-name="T26"> une origine utopique mais elle n’est pas </text:span><text:span text:style-name="T27">crédible</text:span><text:span text:style-name="T26">, trop </text:span><text:span text:style-name="T27">manichéenne</text:span></text:p>
          </table:table-cell>
          <table:table-cell table:style-name="Tableau1.C2" office:value-type="string">
            <text:p text:style-name="P22"/>
          </table:table-cell>
          <table:table-cell table:style-name="Tableau1.F8" table:number-rows-spanned="2" office:value-type="string">
            <text:p text:style-name="P19"><text:span text:style-name="T28">Mon</text:span> texte <text:span text:style-name="T28">fonde</text:span> la ville <text:span text:style-name="T28">sur une </text:span><text:span text:style-name="T5">origine utopi</text:span><text:span text:style-name="T29">que</text:span> avant de devenir une <text:span text:style-name="T5">dystopie</text:span></text:p>
          </table:table-cell>
          <table:table-cell table:style-name="Tableau1.G2" office:value-type="string">
            <text:p text:style-name="P20"/>
          </table:table-cell>
        </table:table-row>
        <table:table-row>
          <table:covered-table-cell table:style-name="Tableau1.A2"/>
          <table:covered-table-cell table:style-name="Tableau1.B8"/>
          <table:table-cell table:style-name="Tableau1.C3" office:value-type="string">
            <text:p text:style-name="P7">0 - 1</text:p>
          </table:table-cell>
          <table:covered-table-cell table:style-name="Tableau1.D8"/>
          <table:table-cell table:style-name="Tableau1.C3" office:value-type="string">
            <text:p text:style-name="P7">1 - 2</text:p>
          </table:table-cell>
          <table:covered-table-cell table:style-name="Tableau1.F8"/>
          <table:table-cell table:style-name="Tableau1.G3" office:value-type="string">
            <text:p text:style-name="P7">3 - 4</text:p>
          </table:table-cell>
        </table:table-row>
        <table:table-row table:style-name="Tableau1.10">
          <table:table-cell table:style-name="Tableau1.A2" office:value-type="string">
            <text:p text:style-name="P23">Total</text:p>
          </table:table-cell>
          <table:table-cell table:style-name="Tableau1.B10" table:number-columns-spanned="2" office:value-type="string">
            <text:p text:style-name="P24">0 - 6</text:p>
          </table:table-cell>
          <table:covered-table-cell/>
          <table:table-cell table:style-name="Tableau1.D10" table:number-columns-spanned="2" office:value-type="string">
            <text:p text:style-name="P24">8 - 12</text:p>
          </table:table-cell>
          <table:covered-table-cell/>
          <table:table-cell table:style-name="Tableau1.F10" table:number-columns-spanned="2" office:value-type="string">
            <text:p text:style-name="P24">16 - 20</text:p>
          </table:table-cell>
          <table:covered-table-cell/>
        </table:table-row>
      </table:table>
      <text:p text:style-name="P25"><text:span text:style-name="T30">Ce que je réussis de mieux dans mon texte, </text:span><text:span text:style-name="T31">ma fierté</text:span><text:span text:style-name="T30"> :</text:span></text:p>
      <text:p text:style-name="P26">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7">Ce qu’il faut que j’améliore dans mon texte, <text:span text:style-name="T5">mon point faible</text:span> :</text:p>
      <text:p text:style-name="P28">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9">Ce que je veux retravailler à la prochaine séance, <text:span text:style-name="T32">mon objectif</text:span> :</text:p>
      <text:p text:style-name="P26">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officeooo:rsid="002c906c" officeooo:paragraph-rsid="002c906c"/>
    </style:style>
    <style:style style:name="MT1" style:family="text">
      <style:text-properties officeooo:rsid="002ccf0c"/>
    </style:style>
    <style:style style:name="MT2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rille d’Autoévaluation</text:span><text:tab/><text:tab/>Nom - Prénom :<text:span text:style-name="MT2"> <text:s text:c="46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14:30:11.349481646</meta:creation-date>
    <dc:date>2025-12-29T12:04:25.489877900</dc:date>
    <meta:editing-duration>PT2H42M18S</meta:editing-duration>
    <meta:editing-cycles>86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44" meta:word-count="304" meta:character-count="1866" meta:non-whitespace-character-count="1558"/>
  </office:meta>
</office:document-meta>
</file>